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72d4c5" officeooo:paragraph-rsid="0072d4c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658ff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65da34" officeooo:paragraph-rsid="0072d4c5" style:letter-kerning="fals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98c03" style:letter-kerning="false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nap-to-layout-grid="true">
        <style:tab-stops/>
      </style:paragraph-properties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45d2d" style:letter-kerning="false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67c32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27b3ab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cb019" style:letter-kerning="false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295d7" style:letter-kerning="false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4b929" style:letter-kerning="false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c24a1" style:letter-kerning="false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745d2d"/>
    </style:style>
    <style:style style:name="T5" style:family="text">
      <style:text-properties fo:color="#000000" style:text-outline="false" style:font-name="Liberation Serif" fo:font-size="11pt" fo:letter-spacing="normal" fo:font-style="normal" style:text-underline-style="none" fo:font-weight="normal" officeooo: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officeooo:rsid="00767c32"/>
    </style:style>
    <style:style style:name="T7" style:family="text">
      <style:text-properties officeooo:rsid="007714ca"/>
    </style:style>
    <style:style style:name="T8" style:family="text">
      <style:text-properties officeooo:rsid="007716ea"/>
    </style:style>
    <style:style style:name="T9" style:family="text">
      <style:text-properties officeooo:rsid="00798c03"/>
    </style:style>
    <style:style style:name="T10" style:family="text">
      <style:text-properties officeooo:rsid="007aeecc"/>
    </style:style>
    <style:style style:name="T11" style:family="text">
      <style:text-properties officeooo:rsid="007b3032"/>
    </style:style>
    <style:style style:name="T12" style:family="text">
      <style:text-properties officeooo:rsid="007b8711"/>
    </style:style>
    <style:style style:name="T13" style:family="text">
      <style:text-properties officeooo:rsid="007cb019"/>
    </style:style>
    <style:style style:name="T14" style:family="text">
      <style:text-properties officeooo:rsid="007ea80b"/>
    </style:style>
    <style:style style:name="T15" style:family="text">
      <style:text-properties officeooo:rsid="007eb520"/>
    </style:style>
    <style:style style:name="T16" style:family="text">
      <style:text-properties officeooo:rsid="008029d0"/>
    </style:style>
    <style:style style:name="T17" style:family="text">
      <style:text-properties officeooo:rsid="008161c7"/>
    </style:style>
    <style:style style:name="T18" style:family="text">
      <style:text-properties officeooo:rsid="008295d7"/>
    </style:style>
    <style:style style:name="T19" style:family="text">
      <style:text-properties officeooo:rsid="00839855"/>
    </style:style>
    <style:style style:name="T20" style:family="text">
      <style:text-properties officeooo:rsid="0084b929"/>
    </style:style>
    <style:style style:name="T21" style:family="text">
      <style:text-properties officeooo:rsid="0085dee2"/>
    </style:style>
    <style:style style:name="T22" style:family="text">
      <style:text-properties officeooo:rsid="0087ce76"/>
    </style:style>
    <style:style style:name="T23" style:family="text">
      <style:text-properties officeooo:rsid="0088833f"/>
    </style:style>
    <style:style style:name="T24" style:family="text">
      <style:text-properties officeooo:rsid="008a7426"/>
    </style:style>
    <style:style style:name="T25" style:family="text">
      <style:text-properties officeooo:rsid="008c24a1"/>
    </style:style>
    <style:style style:name="T26" style:family="text">
      <style:text-properties officeooo:rsid="008e0ca9"/>
    </style:style>
    <style:style style:name="T27" style:family="text">
      <style:text-properties officeooo:rsid="008ff4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etriebs- und Kommunikationssysteme</text:p>
      <text:p text:style-name="P13">Übung <text:span text:style-name="T6">9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12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3">Aufgabe 1)</text:p>
      <text:p text:style-name="P2"><text:span text:style-name="T4">(</text:span>a)</text:p>
      <text:p text:style-name="P5">- <text:span text:style-name="T7">Betriebssysteme</text:span></text:p>
      <text:p text:style-name="P5"><text:tab/>- <text:span text:style-name="T7">Aufgabe</text:span></text:p>
      <text:p text:style-name="P5"><text:tab/><text:tab/>- <text:span text:style-name="T7">Programmausführung</text:span></text:p>
      <text:p text:style-name="P5"><text:tab/><text:tab/>- <text:span text:style-name="T7">Zugriff auf Hardware des Computers</text:span></text:p>
      <text:p text:style-name="P5"><text:tab/><text:tab/>- <text:span text:style-name="T7">steuern des Filezugriffs</text:span></text:p>
      <text:p text:style-name="P5"><text:tab/><text:tab/>- <text:span text:style-name="T7">Steuerung von Sicherheitssystemen</text:span></text:p>
      <text:p text:style-name="P5"><text:tab/><text:tab/>- <text:span text:style-name="T7">Fehlerbehandlung</text:span></text:p>
      <text:p text:style-name="P5"><text:tab/><text:tab/>- <text:span text:style-name="T7">Logging</text:span></text:p>
      <text:p text:style-name="P5"><text:tab/>- <text:span text:style-name="T7">Abstraktionslayer</text:span></text:p>
      <text:p text:style-name="P5"><text:tab/><text:tab/>- <text:span text:style-name="T7">User Progams</text:span></text:p>
      <text:p text:style-name="P5"><text:tab/><text:tab/>- <text:span text:style-name="T7">Operating System / Kernel</text:span></text:p>
      <text:p text:style-name="P5"><text:tab/><text:tab/>- <text:span text:style-name="T7">Hardware</text:span></text:p>
      <text:p text:style-name="P5"><text:tab/>- <text:span text:style-name="T7">Kernel</text:span></text:p>
      <text:p text:style-name="P6"><text:tab/><text:tab/>- <text:span text:style-name="T7">monolitisch</text:span></text:p>
      <text:p text:style-name="P6"><text:tab/><text:tab/>- <text:span text:style-name="T7">micro</text:span><text:tab/></text:p>
      <text:p text:style-name="P6">- <text:span text:style-name="T7">POSIX</text:span></text:p>
      <text:p text:style-name="P6"><text:tab/>- <text:span text:style-name="T7">betriessystemübergreifender Programmierstandart</text:span></text:p>
      <text:p text:style-name="P6"/>
      <text:p text:style-name="P6">- <text:span text:style-name="T8">Systemcalls</text:span></text:p>
      <text:p text:style-name="P6"><text:tab/>- <text:span text:style-name="T8">Aufrufe von Unterprogrammen und Programmteilen des Betriebssystems, zum Beispiel Treiber</text:span></text:p>
      <text:p text:style-name="P6"><text:tab/>- <text:span text:style-name="T8">Schichten des Zugriffs (Ring 0 bis Ring 3)</text:span></text:p>
      <text:p text:style-name="P6"><text:tab/>- <text:span text:style-name="T8">Contextswitch</text:span></text:p>
      <text:p text:style-name="P6"><text:tab/><text:tab/>- <text:span text:style-name="T8">Sprünge zwischen Programmen in verschiedenen Schichten</text:span></text:p>
      <text:p text:style-name="P6">- <text:span text:style-name="T8">Interrupt</text:span></text:p>
      <text:p text:style-name="P6"><text:tab/>- <text:span text:style-name="T8">Interrupt Service Routine (ISRs)</text:span></text:p>
      <text:p text:style-name="P6"><text:tab/>- <text:span text:style-name="T8">Interrupt Vector Table</text:span></text:p>
      <text:p text:style-name="P8"><text:tab/>- <text:span text:style-name="T8">Hardware</text:span></text:p>
      <text:p text:style-name="P6"><text:tab/><text:tab/>- <text:span text:style-name="T8">I/O Devices, zum Beispiel Drucker, Tastatur, Maus, Festplatte, Monitor und und und</text:span></text:p>
      <text:p text:style-name="P6"><text:tab/>- <text:span text:style-name="T8">Software</text:span></text:p>
      <text:p text:style-name="P6"><text:tab/><text:tab/>- <text:span text:style-name="T8">Benutzerprogramme</text:span></text:p>
      <text:p text:style-name="P6"><text:tab/>- <text:span text:style-name="T8">Ausnahmebehandlung</text:span></text:p>
      <text:p text:style-name="P6"><text:tab/><text:tab/>- <text:span text:style-name="T8">Division durch 0</text:span></text:p>
      <text:p text:style-name="P6"><text:tab/>- <text:span text:style-name="T8">illegaler Speicherzugriff</text:span></text:p>
      <text:p text:style-name="P6">- <text:span text:style-name="T9">Prozess</text:span></text:p>
      <text:p text:style-name="P6"><text:tab/>- <text:span text:style-name="T9">ist eine laufende Instanz einen Programmes</text:span></text:p>
      <text:p text:style-name="P6"><text:tab/>- <text:span text:style-name="T9">ausfürbahrer Teil</text:span></text:p>
      <text:p text:style-name="P6"><text:tab/>- <text:span text:style-name="T9">Status des Prozesses</text:span></text:p>
      <text:p text:style-name="P6"><text:tab/>- <text:span text:style-name="T9">zugewiesene Speicherblöcke</text:span></text:p>
      <text:p text:style-name="P15"><text:tab/>- <text:span text:style-name="T13">strukturiert, wie ein Baum mit Parent/Childs</text:span></text:p>
      <text:p text:style-name="P15">- <text:span text:style-name="T9">Thread</text:span></text:p>
      <text:p text:style-name="P7"><text:tab/>- <text:span text:style-name="T9">Teil eines Prozesses der als eigener Task läuft aber den selben Adressraum mit dem Prozess teilt</text:span><text:tab/></text:p>
      <text:p text:style-name="P6"><text:span text:style-name="T9">- Programm</text:span><text:tab/></text:p>
      <text:p text:style-name="P6"><text:tab/>- <text:span text:style-name="T9">passive Entity eines Prozesses ohne Stack und Heap</text:span></text:p>
      <text:p text:style-name="P6">- <text:span text:style-name="T10">Betriebssysteme und Prozesse</text:span></text:p>
      <text:p text:style-name="P6"><text:tab/>- <text:span text:style-name="T10">Verwaltung mehrerer gleichzeitig laufender Prozesse in mehreren Queues</text:span></text:p>
      <text:p text:style-name="P6"><text:tab/>- <text:span text:style-name="T10">Verwaltung von Resourcen für laufende Prozesse</text:span></text:p>
      <text:p text:style-name="P6"><text:tab/>- <text:span text:style-name="T10">Kommunikation zwischen Prozessen</text:span></text:p>
      <text:p text:style-name="P6"><text:soft-page-break/><text:tab/>- <text:span text:style-name="T10">Starten und Beenden von Prozessen</text:span></text:p>
      <text:p text:style-name="P6">- <text:span text:style-name="T11">Process Control Block (PCB)</text:span></text:p>
      <text:p text:style-name="P6"><text:tab/>- <text:span text:style-name="T12">enthält Daten über einen laufenden Prozess</text:span></text:p>
      <text:p text:style-name="P6"><text:tab/><text:tab/>- <text:span text:style-name="T13">Process Identifier</text:span></text:p>
      <text:p text:style-name="P6"><text:tab/><text:tab/>- <text:span text:style-name="T13">CPU State</text:span></text:p>
      <text:p text:style-name="P6"><text:tab/><text:tab/>- <text:span text:style-name="T13">Control Information</text:span></text:p>
      <text:p text:style-name="P6"><text:tab/>- <text:span text:style-name="T12">wird von Scheduler zur Prozessverwaltung benutzt</text:span></text:p>
      <text:p text:style-name="P6">- <text:span text:style-name="T7">Speichermanagment</text:span></text:p>
      <text:p text:style-name="P6"><text:tab/>- <text:span text:style-name="T7">Physicher Speicher (Adressraum)</text:span></text:p>
      <text:p text:style-name="P6"><text:tab/>- <text:span text:style-name="T13">Adressierung</text:span></text:p>
      <text:p text:style-name="P6"><text:tab/><text:tab/>- <text:span text:style-name="T13">physische Adresse</text:span><text:tab/></text:p>
      <text:p text:style-name="P6"><text:tab/><text:tab/>- <text:span text:style-name="T13">relative Adresse</text:span><text:tab/></text:p>
      <text:p text:style-name="P6"><text:tab/><text:tab/>- <text:span text:style-name="T13">logische/virtuelle Adresse</text:span><text:tab/></text:p>
      <text:p text:style-name="P6"><text:tab/>- <text:span text:style-name="T14">Partitionierung</text:span></text:p>
      <text:p text:style-name="P6"><text:tab/><text:tab/>- <text:span text:style-name="T14">feste Partitionsgröße</text:span></text:p>
      <text:p text:style-name="P6"><text:tab/><text:tab/><text:tab/>- <text:span text:style-name="T14">interne Fragmentierung!</text:span></text:p>
      <text:p text:style-name="P6"><text:tab/><text:tab/>- <text:span text:style-name="T14">dynamische Partitionsgröße</text:span></text:p>
      <text:p text:style-name="P6"><text:tab/><text:tab/><text:tab/>- <text:span text:style-name="T14">externe Fragmentierung!</text:span></text:p>
      <text:p text:style-name="P6"><text:tab/><text:tab/><text:tab/>- <text:span text:style-name="T15">Algorithmen</text:span></text:p>
      <text:p text:style-name="P6"><text:tab/><text:tab/><text:tab/><text:tab/>- <text:span text:style-name="T15">First-Fit</text:span></text:p>
      <text:p text:style-name="P6"><text:tab/><text:tab/><text:tab/><text:tab/>- <text:span text:style-name="T15">Next-Fit</text:span></text:p>
      <text:p text:style-name="P6"><text:tab/><text:tab/><text:tab/><text:tab/>- <text:span text:style-name="T15">Best-Fit</text:span></text:p>
      <text:p text:style-name="P6"><text:tab/><text:tab/>- <text:span text:style-name="T16">Buddy System</text:span></text:p>
      <text:p text:style-name="P6"><text:tab/><text:tab/><text:tab/>- <text:span text:style-name="T16">kombiniert die Stärken beider Partitionssysteme</text:span></text:p>
      <text:p text:style-name="P6"><text:tab/>- <text:span text:style-name="T17">Paging</text:span></text:p>
      <text:p text:style-name="P6"><text:tab/><text:tab/>- <text:span text:style-name="T18">MMU (Memory Managment Unit)</text:span></text:p>
      <text:p text:style-name="P6"><text:tab/><text:tab/>- <text:span text:style-name="T17">Speicher wird in Pages/Frames mit fester Größe unterteilt</text:span></text:p>
      <text:p text:style-name="P6"><text:tab/><text:tab/>- <text:span text:style-name="T17">Pages werden in Pagetables für jeden Prozess verwaltet</text:span></text:p>
      <text:p text:style-name="P6"><text:tab/><text:tab/>- <text:span text:style-name="T18">Adressierung</text:span></text:p>
      <text:p text:style-name="P6"><text:tab/><text:tab/><text:tab/>- <text:span text:style-name="T18">Programm: Pagenumber, Offset</text:span></text:p>
      <text:p text:style-name="P16"><text:tab/><text:tab/><text:tab/>- <text:span text:style-name="T18">MMU: physische Adresse = Pagetable[Pagenumber] + Offset</text:span></text:p>
      <text:p text:style-name="P17"><text:tab/><text:tab/> - <text:span text:style-name="T19">virtueller Speicher</text:span></text:p>
      <text:p text:style-name="P17"><text:tab/><text:tab/><text:tab/>- <text:span text:style-name="T19">Pages können auf andere Medien ausgelagert werden</text:span></text:p>
      <text:p text:style-name="P17"><text:tab/><text:tab/><text:tab/>- <text:span text:style-name="T20">lookaside Buffer</text:span></text:p>
      <text:p text:style-name="P6"><text:tab/><text:tab/><text:tab/><text:tab/>- <text:span text:style-name="T20">zur Aufrechterhaltung der Konsistenz gleicher Pages</text:span></text:p>
      <text:p text:style-name="P6"><text:tab/><text:tab/>- <text:span text:style-name="T20">Algorithmen</text:span></text:p>
      <text:p text:style-name="P6"><text:tab/><text:tab/><text:tab/>- <text:span text:style-name="T20">Optimal Policy</text:span></text:p>
      <text:p text:style-name="P6"><text:tab/><text:tab/><text:tab/>- <text:span text:style-name="T20">Least Recently Used (LRU)</text:span></text:p>
      <text:p text:style-name="P6"><text:tab/><text:tab/><text:tab/>- <text:span text:style-name="T20">First-In, First-Out (FIFO)</text:span></text:p>
      <text:p text:style-name="P6"><text:tab/><text:tab/><text:tab/>- <text:span text:style-name="T20">Clock Policy</text:span></text:p>
      <text:p text:style-name="P6">- <text:span text:style-name="T21">Scheduler</text:span></text:p>
      <text:p text:style-name="P6"><text:tab/>- <text:span text:style-name="T21">non-preemptive und preemptive</text:span></text:p>
      <text:p text:style-name="P6"><text:tab/>- <text:span text:style-name="T21">verwaltet die Abarbeitung der Prozesse</text:span></text:p>
      <text:p text:style-name="P6"><text:tab/>- <text:span text:style-name="T21">Typen (werden an verschiedenen Stellen Scheduler eingesetzt)</text:span></text:p>
      <text:p text:style-name="P6"><text:tab/><text:tab/>- <text:span text:style-name="T21">Long-Term-Scheduling</text:span></text:p>
      <text:p text:style-name="P6"><text:tab/><text:tab/>- <text:span text:style-name="T21">Medium-Term-Scheduling</text:span></text:p>
      <text:p text:style-name="P6"><text:tab/><text:tab/>- <text:span text:style-name="T21">Short-Term-Schelduling</text:span></text:p>
      <text:p text:style-name="P6"><text:tab/>- <text:span text:style-name="T21">Queuing</text:span></text:p>
      <text:p text:style-name="P6"><text:tab/>- <text:span text:style-name="T21">Algorithmen</text:span></text:p>
      <text:p text:style-name="P6"><text:tab/><text:tab/>- <text:span text:style-name="T21">non-preemptive</text:span></text:p>
      <text:p text:style-name="P6"><text:tab/><text:tab/><text:tab/>- <text:span text:style-name="T21">First-Come-First-Serve (FCFS)</text:span></text:p>
      <text:p text:style-name="P6"><text:tab/><text:tab/><text:tab/>- <text:span text:style-name="T21">Shortest Process Next (SPN)</text:span></text:p>
      <text:p text:style-name="P6"><text:tab/><text:tab/><text:tab/>- <text:span text:style-name="T21">Highest Response Ratio Next (HRRN)</text:span></text:p>
      <text:p text:style-name="P6"><text:tab/><text:tab/>- <text:span text:style-name="T21">preemptive</text:span></text:p>
      <text:p text:style-name="P6"><text:tab/><text:tab/><text:tab/>- <text:span text:style-name="T21">Shortest Remaining Time (SRT)</text:span></text:p>
      <text:p text:style-name="P6"><text:tab/><text:tab/><text:tab/>- <text:span text:style-name="T21">Round Robin</text:span></text:p>
      <text:p text:style-name="P6"><text:tab/><text:tab/><text:tab/>- <text:span text:style-name="T21">Feedback</text:span></text:p>
      <text:p text:style-name="P6"><text:soft-page-break/>- <text:span text:style-name="T22">I/O</text:span></text:p>
      <text:p text:style-name="P6"><text:tab/>- <text:span text:style-name="T23">Alternativen zur I/O Organisation</text:span></text:p>
      <text:p text:style-name="P6"><text:tab/><text:tab/>- <text:span text:style-name="T23">Device Abstraction</text:span></text:p>
      <text:p text:style-name="P6"><text:tab/><text:tab/>- <text:span text:style-name="T23">Communication endpoint (socket) Abstraction</text:span></text:p>
      <text:p text:style-name="P6"><text:tab/><text:tab/>- <text:span text:style-name="T23">File Abstraction</text:span></text:p>
      <text:p text:style-name="P6"><text:tab/>- <text:span text:style-name="T24">Zugriffsmöglichkeiten</text:span></text:p>
      <text:p text:style-name="P6"><text:tab/><text:tab/>- <text:span text:style-name="T24">programmierbare I/O (zum Beispiel durch polling)</text:span></text:p>
      <text:p text:style-name="P6"><text:tab/><text:tab/>- <text:span text:style-name="T24">Interrupt gesteuerte I/O</text:span></text:p>
      <text:p text:style-name="P6"><text:tab/><text:tab/>- <text:span text:style-name="T24">programmierung von DMA's (Direct Memory Access)</text:span></text:p>
      <text:p text:style-name="P6"><text:tab/><text:tab/><text:tab/>- <text:span text:style-name="T24">Buffering</text:span></text:p>
      <text:p text:style-name="P6"><text:tab/>- <text:span text:style-name="T27">Disk Scheduling</text:span></text:p>
      <text:p text:style-name="P6"><text:tab/><text:tab/>- <text:span text:style-name="T25">Algorithmen</text:span></text:p>
      <text:p text:style-name="P6"><text:tab/><text:tab/><text:tab/>- <text:span text:style-name="T25">Selection according to Selector</text:span></text:p>
      <text:p text:style-name="P6"><text:tab/><text:tab/><text:tab/><text:tab/>- <text:span text:style-name="T25">RSS</text:span></text:p>
      <text:p text:style-name="P6"><text:tab/><text:tab/><text:tab/><text:tab/>- <text:span text:style-name="T25">FIFO</text:span></text:p>
      <text:p text:style-name="P6"><text:tab/><text:tab/><text:tab/><text:tab/>- <text:span text:style-name="T25">PRI</text:span></text:p>
      <text:p text:style-name="P6"><text:tab/><text:tab/><text:tab/><text:tab/>- <text:span text:style-name="T25">LIFO</text:span></text:p>
      <text:p text:style-name="P18"><text:tab/><text:tab/><text:tab/>- <text:span text:style-name="T25">Selection according to selected Item</text:span></text:p>
      <text:p text:style-name="P18"><text:tab/><text:tab/><text:tab/><text:tab/>- <text:span text:style-name="T25">SSTF</text:span></text:p>
      <text:p text:style-name="P6"><text:tab/><text:tab/><text:tab/><text:tab/>- <text:span text:style-name="T25">SCAN</text:span></text:p>
      <text:p text:style-name="P6"><text:tab/><text:tab/><text:tab/><text:tab/>- <text:span text:style-name="T25">C-SCAN</text:span></text:p>
      <text:p text:style-name="P6"><text:tab/><text:tab/><text:tab/><text:tab/>- <text:span text:style-name="T25">N-step-SCAN</text:span></text:p>
      <text:p text:style-name="P6"><text:tab/><text:tab/><text:tab/><text:tab/>- <text:span text:style-name="T25">FSCAN</text:span></text:p>
      <text:p text:style-name="P6"><text:tab/><text:tab/>- <text:span text:style-name="T26">Caches</text:span></text:p>
      <text:p text:style-name="P6"/>
      <text:p text:style-name="P9">(b)</text:p>
      <text:p text:style-name="P4"/>
      <text:p text:style-name="P11">(c)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6.3$MacOSX_X86_64 LibreOffice_project/e8938fd3328e95dcf59dd64e7facd2c7d67c704d</meta:generator>
    <dc:date>2016-01-05T23:12:22.649300000</dc:date>
    <meta:editing-duration>PT11H56M30S</meta:editing-duration>
    <meta:editing-cycles>117</meta:editing-cycles>
    <meta:document-statistic meta:table-count="0" meta:image-count="0" meta:object-count="0" meta:page-count="3" meta:paragraph-count="136" meta:word-count="511" meta:character-count="3629" meta:non-whitespace-character-count="3008"/>
  </office:meta>
</office:document-meta>
</file>